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ce style:name="TwitterChirp" svg:font-family="TwitterChirp, apple-system, BlinkMacSystemFont, 'Segoe UI', Roboto, Helvetica, Arial, sans-serif"/>
    <style:font-face style:name="Verdana" svg:font-family="Verdana" style:font-family-generic="swiss" style:font-pitch="variable"/>
  </office:font-face-decls>
  <office:automatic-styles>
    <style:style style:name="P1" style:family="paragraph" style:parent-style-name="Standard">
      <style:text-properties style:font-name="Verdan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7, 8:18 PM] Kieron: First try floor 5, aiming up and down too felt twitchy. Firing arc off. Second try got to floor 7 but felt bugged, had killed all but 1 grub on floor 2 when door opened then continually opened before previously monsters killed after about 5 seconds.</text:p>
      <text:p text:style-name="P1">[4/7, 8:20 PM] Kieron: Try 3 went for combo, felt like timer or visual indicator of when monsters become active would help with timing jump attack on to creatures.</text:p>
      <text:p text:style-name="P1">[4/7, 8:21 PM] Kieron: Try 4, felt really hard to shoot any other direction other than diagonally when moving.</text:p>
      <text:p text:style-name="P1">[4/7, 8:22 PM] Kieron: Monsters might feel like bullet sponges given starting gun has 25 bullets. Got some kind of shotgun in round 2 and bullets were same size but maybe felt like the had increased damage? Cant tell visually.</text:p>
      <text:p text:style-name="P1">[4/7, 8:25 PM] Kieron: (Rapsberry shotgun and pea shooter)</text:p>
      <text:p text:style-name="P1">[4/7, 8:25 PM] Kieron: Try 5 i think i could jump and shoot with pea gum at same time to get super boost to ceiling which i havent yet managed to do with the minigun or triple shooter.</text:p>
      <text:p text:style-name="P1">[4/7, 8:28 PM] Kieron: Berry gun (circular arc gun) was super hard to use against shelled wormed things. At that point, the wish to swap or pick up old gun was high as accidentally traded for a gun that distracted in the situation where needed to time jumps.</text:p>
      <text:p text:style-name="P1">[4/7, 8:31 PM] Kieron: Try 6, pollen gun might have a bug so you end up firing extra shots when rapidly clicking. Meant of the 30 shots, would end up with 1 or 2 bullets left in chamber, i would fire and then the last shot or two would fire and reloading. It also seems to have a period of sometimes halting so squeezing trigger would not fire.</text:p>
      <text:p text:style-name="P1">9:32 PM</text:p>
      <text:p text:style-name="P1">Sorry, notes to self. Managing 1 player at the moment to figure out game. Will set up recording when i got a chance so just going for initial notes and feelings, observations. When partner plays co-op will try to grab video. I can probably give full replication steps if needed for all the things I have noticed if you want them or deem them to be am actual bug rather than just a feature ( at least I hope I can, software tester is literally my day job these days XD)</text:p>
      <text:p text:style-name="P1">9:34 PM</text:p>
      <text:p text:style-name="P1">[4/7, 8:37 PM] Kieron: Try 7, when directly above creatures and just letting the falling drop kill each enemy one by one the creatures would flip facing left-right-left-right in quick succession making it feel less like natural movement.</text:p>
      <text:p text:style-name="P1">[4/7, 8:40 PM] Kieron: When all aphids like creatures (floor 5) where jumping in same direction their jump cycles and patterns meant that more inexperienced players would probably get decimated and might drop down the game. Wall jumping is only way out of it as standard gun isnt damaging or has enough knockback to handle them.</text:p>
      <text:p text:style-name="P1">[4/7, 8:44 PM] Kieron: Try 8, i believe when you get down to one creature and take damage it might trigger next floor.l while enemies still present. Spiders on earlier floors often feel too hard to get drop/fall kill which has been only way to get combo kill so far. Guns dont seem to kill fast enough to achieve it. Drops feel random and not for any sense of achievement (might be wrong here, just feels like random chance so doesnt matter if I am doing well or poorly)</text:p>
      <text:p text:style-name="P1"><text:soft-page-break/>[4/7, 8:46 PM] Kieron: Its because the spiders stick to the middle section unless you shoot them, and if you are shooting them why bother jumping on them.</text:p>
      <text:p text:style-name="P1">[4/7, 8:50 PM] Kieron: Try 9, gun spawner as i was dropping to kill a second creature. Gave me not chance to avoid collecting a gun, so if i had one I wanted i wouldnt have been able to avoid it and lost a gun i prefered. Drop killing can feel confusing visually, the mechanics appear to be if player is falling down then you kill enemy even if inside their hitbox but if you have any upwards movement then you take damage. If going for a series of drops, especially against the aphids starting on level 5 can be really hard to avoid taking damage.</text:p>
      <text:p text:style-name="P1">[4/7, 8:53 PM] Kieron: Combos dont carry over due to timer on it, feels harsh when doing clean sweep on a level of killing enemies without taking a hit and even timing them becoming active from the lift and jumping on all the next ones. Would feel nicer maybe if combo counter was maybe just kills without damage? Or preserves over level for a short while to incentivise fast killing strats.</text:p>
      <text:p text:style-name="P1">[4/7, 8:56 PM] Kieron: Try 10, feels like optimal strategy is to avoid guns and just jump on enemies. Get good at that and you kill everything faster than a good ever could (except those damned spiders. Always have to shoot them).</text:p>
      <text:p text:style-name="P1">9:56 PM</text:p>
      <text:p text:style-name="P1">Will get video feedback later in co-op and can use my hands better. Visual quality is good, and sound clear. The battle arena (the lift) did feel a little barren after a while as it doesnt change or adapt and provides no additional strategies (as only two side walls to jump off). Gun variability seems good, though not always predictable. Controls are good except tendancy for wanting to aim diagonally. UI and deban is clear and obvious except when enemies become active and the jump kill thing.</text:p>
      <text:p text:style-name="P1">10:02 PM</text:p>
      <text:p text:style-name="P1">Oh, minor thing, after death the retry button takes you to main screen where you have to smash the button again to start again. Maybe two options for wuick restart then the main menu screen, if you want to do some rapid levels back-toback.</text:p>
      <text:p text:style-name="P1">10:04 PM</text:p>
      <text:p text:style-name="P1">And minor thing on pause menu, when tapping down to select options felt like o was doing same distance but wasnt wuite causing menu to go down so felt sticky and unresponsive sometimes. Dont get mr wrong, this is all really good stuff you have made. It's just my literal job for the past five years to list out every possible flaw or possible change for a user in any kind of software.</text:p>
      <text:p text:style-name="P1">10:06 PM</text:p>
      <text:p text:style-name="P1">And one game crash, went to credits and pressed confirm while on Louie Chapman and game froze.</text:p>
      <text:p text:style-name="P1">10:15 PM</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ce style:name="TwitterChirp" svg:font-family="TwitterChirp, apple-system, BlinkMacSystemFont, 'Segoe UI', Roboto, Helvetica, Arial, sans-serif"/>
    <style:font-face style:name="Verdana" svg:font-family="Verdana"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07T22:22:42.782000000</meta:creation-date>
    <dc:date>2024-04-07T23:31:23.001000000</dc:date>
    <meta:editing-duration>PT1H8M40S</meta:editing-duration>
    <meta:editing-cycles>1</meta:editing-cycles>
    <meta:document-statistic meta:table-count="0" meta:image-count="0" meta:object-count="0" meta:page-count="2" meta:paragraph-count="27" meta:word-count="1057" meta:character-count="5709" meta:non-whitespace-character-count="4679"/>
    <meta:generator>LibreOffice/7.4.4.2$Windows_X86_64 LibreOffice_project/85569322deea74ec9134968a29af2df5663baa21</meta:generator>
  </office:meta>
</office:document-meta>
</file>